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font-weight="bold" style:font-weight-asian="bold" style:font-weight-complex="bold" fo:language="en" fo:country="US"/>
    </style:style>
    <style:style style:name="T8" style:parent-style-name="Absatz-Standardschriftart" style:family="text">
      <style:text-properties style:text-position="super 66.6%"/>
    </style:style>
    <style:style style:name="T9" style:parent-style-name="Absatz-Standardschriftart" style:family="text">
      <style:text-properties style:text-position="super 66.6%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ewählte Technologie: MQTT</text:p>
      <text:p text:style-name="P2">Schwerpunkt: Ressourcenbedarf</text:p>
      <text:p text:style-name="P3">Titel: Vergleich des Ressourcenbedarfs von QMQTT und<text:s/>PAHO MQTT</text:p>
      <text:p text:style-name="P4"/>
      <text:p text:style-name="P5">David<text:s/>Tarnow, Patrick Olinger</text:p>
      <text:p text:style-name="P6"/>
      <text:p text:style-name="P7">Use-Case-Szenario:</text:p>
      <text:p text:style-name="Standard">Es wir pro MQTT-Client-Implementation eine Applikation erstellt, die jeweils 2<text:s/>Publisher und 2 Subscriber beinhaltet. Diese tauschen über den MQTT-Broker Mosquitto Daten aus.</text:p>
      <text:p text:style-name="Standard">Die Größe der auszutauschenden Daten ist dabei variabel und wird in mehreren Stufen erhöht.</text:p>
      <text:p text:style-name="Standard">Dabei erfolgen Testdurchläufe mit einer Datengröße von 0, 1, 2, sowie 10<text:span text:style-name="T8">1</text:span><text:s/>bis 10<text:span text:style-name="T9">7</text:span><text:s/>Bytes.</text:p>
      <text:p text:style-name="Standard">Der Austausch der Daten erfolgt in fest eingestellten Intervallen von 10 bis 1000 Millisekunden.</text:p>
      <text:p text:style-name="Standard">Pro Testdurchlauf wird dabei sowohl der Hauptspeicher- als auch CPU-Bedarf der einzelnen Komponenten gemessen.</text:p>
      <text:p text:style-name="Standard">Schließlich wird ebenfalls der Ressourcenbedarf für längere Laufzeiten gemessen.</text:p>
      <text:p text:style-name="Standard"/>
      <text:p text:style-name="P10">Hardware- und System-Setup:</text:p>
      <text:p text:style-name="Standard">Als MQTT-Broker wird Eclipse Mosquitto eingesetzt.<text:s/></text:p>
      <text:p text:style-name="Standard">Für die MQTT-Clients ist jeweils eine Implementierung<text:s/>in<text:s/>QMQTT und<text:s/>PAHO MQTT<text:s/>vorgesehen.<text:s/></text:p>
      <text:p text:style-name="Standard">Als Betriebssystem für die MQTT-Clients sowie den MQTT-Broker dient dabei Windows 10.<text:s/></text:p>
      <text:p text:style-name="Standard">Die Konnektivität zwischen<text:s/>den<text:s/>MQTT-Clients<text:s/>und dem MQTT-Broker erfolgt über eine LAN-Verbindung.</text:p>
      <text:p text:style-name="Standard"/>
      <text:p text:style-name="P11">Zu erstellende Demo-Software:</text:p>
      <text:p text:style-name="Standard">Die Applikationen bestehen jeweils<text:s/>aus<text:s/>einem MQTT-Broker und vier MQTT-Clients.</text:p>
      <text:p text:style-name="Standard">Zwei der MQTT-Clients dienen als Publisher, die in voreingestellten Intervallen unterschiedliche Größen an Daten unter einem Topic veröffentlichen.</text:p>
      <text:p text:style-name="Standard">Die verbleibenden zwei MQTT-Clients dienen als Subscriber und lesen/empfangen die veröffentlichten Daten.</text:p>
      <text:p text:style-name="Standard"/>
      <text:p text:style-name="P12">Ermittlung von Eigenschaften:</text:p>
      <text:p text:style-name="Standard">Welche Auswirkung haben verschiedene<text:s/>Größen an Daten auf den Ressourcenbedarf der beiden Implementierungen?<text:s/></text:p>
      <text:p text:style-name="Standard">Welche Auswirkung hat die zeitliche Abfolge<text:s/>an<text:s/>Veröffentlichungen auf die Hauptspeicher- und CPU-Auslastung<text:s/>der beiden Implementierungen?<text:s/></text:p>
      <text:p text:style-name="Standard">Wie<text:s/>verhält<text:s/>sich der Ressourcenbedarf bei längeren Laufzeiten der Client-Applikationen.</text:p>
      <text:p text:style-name="Standard"/>
      <text:p text:style-name="P13">Evaluation:</text:p>
      <text:list text:style-name="LFO1" text:continue-numbering="true">
        <text:list-item>
          <text:p text:style-name="P14">Es werden Datensätze unterschiedlicher Größe gesendet/empfangen. In welchen Ausmaß beeinflusst die Datengröße die<text:s/>Performance und den Speicher der MQTT-Clients?<text:s/>Welche<text:s/>Unterschiede sind zwischen den beiden Implementationen feststellbar?</text:p>
        </text:list-item>
        <text:list-item>
          <text:p text:style-name="P15">Es werden Datensätze in unterschiedlichen Intervallen veröffentlicht. Welche Auswirkung hat die zeitliche Abfolge der<text:s/>Daten auf den Ressourcenbedarf?</text:p>
        </text:list-item>
        <text:list-item>
          <text:p text:style-name="P16">Es werden über einen langen Zeitraum Daten veröffentlicht. Welche Auswirkungen haben lange Laufzeiten auf die Performance bzw. den Speicherbedarf?</text:p>
        </text:list-item>
      </text:list>
      <text:p text:style-name="Standard"/>
      <text:p text:style-name="P17"/>
      <text:soft-page-break/>
      <text:p text:style-name="P18">Präsentationsziele:</text:p>
      <text:p text:style-name="Standard">- Darstellung der Aufgabenstellung<text:s/>(1 Folie)</text:p>
      <text:p text:style-name="Standard">- Aufbau und Zusammenspiel der einzelnen Komponenten (1 Folie)</text:p>
      <text:p text:style-name="Standard">- Zu betrachtende Aspekte der jeweiligen Implementation<text:s/>(1 Folie)</text:p>
      <text:p text:style-name="Standard">- Abgrenzung von nicht<text:s/>zu<text:s/>betrachteten Aspekten (Unterschiedliche Anzahl Publisher/Subscriber, Unterschiedliche Bandbreiten)<text:s/>(1 Folie)</text:p>
      <text:p text:style-name="Standard">- Darstellung der<text:s/>Messergebnisse (1 Folie)</text:p>
      <text:p text:style-name="Standard">- Evaluation der Technologien<text:s/>(1 Folie)</text:p>
      <text:p text:style-name="Standard">- Bewertung<text:s/>der beiden Implementationen (1 Folie)</text:p>
      <text:p text:style-name="Standard">- Live-Online-Dem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Tarnow</meta:initial-creator>
    <dc:creator>David Tarnow</dc:creator>
    <meta:creation-date>2018-04-22T10:55:00Z</meta:creation-date>
    <dc:date>2018-04-22T10:55:00Z</dc:date>
    <meta:template xlink:href="Normal.dotm" xlink:type="simple"/>
    <meta:editing-cycles>2</meta:editing-cycles>
    <meta:editing-duration>PT0S</meta:editing-duration>
    <meta:document-statistic meta:page-count="2" meta:paragraph-count="5" meta:word-count="402" meta:character-count="2930" meta:row-count="21" meta:non-whitespace-character-count="2533"/>
  </office:meta>
</office:document-meta>
</file>